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paragraph-properties fo:text-align="end" style:justify-single-word="false"/>
      <style:text-properties style:use-window-font-color="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ert Ritchie</text:p>
      <text:p text:style-name="P1"><text:tab/>Where the shadow of the bridge fell I could see down for a long way, but not as far as the bottom. When you leave a leaf in water a long time after awhile the tissue will be gone and the delicate fibres waving slow as the motion of sleep. They don’t touch one another, no matter how knotted up they once were, no matter how close they lay once to the bones. And maybe when He says Rise the eyes will come floating up too, out of the deep quiet and the sleep, to look on glory. And after a while the flat irons would come floating up. I hid them under the end of the bridge and went back and leaned on the r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0-01T22:25:14.70</meta:creation-date>
    <meta:document-statistic meta:table-count="0" meta:image-count="0" meta:object-count="0" meta:page-count="1" meta:paragraph-count="2" meta:word-count="128" meta:character-count="626"/>
    <dc:date>2015-10-01T22:40:32.75</dc:date>
    <dc:creator>Robert Ritchie</dc:creator>
    <meta:editing-duration>PT15M18S</meta:editing-duration>
    <meta:editing-cycles>1</meta:editing-cycles>
    <meta:generator>OpenOffice/4.1.1$Win32 OpenOffice.org_project/411m6$Build-9775</meta:generator>
  </office:meta>
</office:document-meta>
</file>